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row table:style-name="ro1">
          <table:table-cell table:style-name="Default" office:value-type="string" calcext:value-type="string">
            <text:p>Computerlinguistik Projekt 2016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Backlog Mia Bot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Was 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2">
          <table:table-cell office:value-type="string" calcext:value-type="string">
            <text:p>Eingabebegrenzung</text:p>
          </table:table-cell>
          <table:table-cell office:value-type="string" calcext:value-type="string">
            <text:p>Nur Nummern bei allen Runden. Verifizierung tut hier noch nicht ganz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peicherstruktur</text:p>
          </table:table-cell>
          <table:table-cell office:value-type="string" calcext:value-type="string">
            <text:p>Was wurde gewürfelt, welche Eingabe, welche Runde / Log-Datei, Wer gewinnt, wer verliert, Bot oder Mensch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ufdecken-Funktionalität</text:p>
          </table:table-cell>
          <table:table-cell office:value-type="string" calcext:value-type="string">
            <text:p>Entscheidung über Sieg und Niederlage, am besten mit Gui Ausgab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künstliche Intelligenz</text:p>
          </table:table-cell>
          <table:table-cell office:value-type="string" calcext:value-type="string">
            <text:p>Statistik hart im Code machen, als Basic -Würfelt einfach, wenn X größer gibt er wahren Wert und ansonsten nimmt er random einen größere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hrere Spieler ermöglichen (min 3)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andomgenerator für Caller</text:p>
          </table:table-cell>
          <table:table-cell office:value-type="string" calcext:value-type="string">
            <text:p>Würfel in jedem Fall, bei X &gt; Eingabe sagt er Wahrheit ansonsten Zufallszahl &gt; Eingab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tscheider</text:p>
          </table:table-cell>
          <table:table-cell office:value-type="string" calcext:value-type="string">
            <text:p>Aufdecken oder nicht, berechnet Wahrscheinlichkeit für X&gt; Eingabe, bei unterschreiten/überschreiten einer Schwelle aufdecken oder nich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kteure implementieren</text:p>
          </table:table-cell>
          <table:table-cell office:value-type="string" calcext:value-type="string">
            <text:p>Lügner Charak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swertung der Daten</text:p>
          </table:table-cell>
          <table:table-cell office:value-type="string" calcext:value-type="string">
            <text:p>To be defi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elelogik</text:p>
          </table:table-cell>
          <table:table-cell office:value-type="string" calcext:value-type="string">
            <text:p>Lebenscounter, Mia zieht 2 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weitere Modi</text:p>
          </table:table-cell>
          <table:table-cell office:value-type="string" calcext:value-type="string">
            <text:p>Kleine Mia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Diegel</meta:initial-creator>
    <meta:creation-date>2016-06-21T10:16:02.142461726</meta:creation-date>
    <dc:date>2016-06-21T10:41:50.045970156</dc:date>
    <dc:creator>Alexander Diegel</dc:creator>
    <meta:editing-duration>PT25M46S</meta:editing-duration>
    <meta:editing-cycles>5</meta:editing-cycles>
    <meta:generator>LibreOffice/5.0.6.3$Linux_X86_64 LibreOffice_project/00m0$Build-3</meta:generator>
    <meta:document-statistic meta:table-count="1" meta:cell-count="28" meta:object-count="0"/>
  </office:meta>
</office:document-meta>
</file>